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DE000000DE2576FB9C2BCFA0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7.832cm" svg:height="7.832cm" svg:x="6.667cm" svg:y="10.184cm">
          <draw:image xlink:href="Pictures/10000200000000DE000000DE2576FB9C2BCFA0D9.png" xlink:type="simple" xlink:show="embed" xlink:actuate="onLoad">
            <text:p/>
          </draw:image>
        </draw:frame>
        <draw:line draw:style-name="gr2" draw:text-style-name="P2" draw:layer="layout" svg:x1="4cm" svg:y1="18.1cm" svg:x2="17cm" svg:y2="18.1cm">
          <text:p/>
        </draw:line>
        <draw:frame draw:style-name="gr3" draw:text-style-name="P3" draw:layer="layout" svg:width="8.9cm" svg:height="1.7cm" svg:x="6.2cm" svg:y="18.1cm">
          <draw:text-box>
            <text:p>偷插電的資訊科學　官方網站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4:48:50.932875522</meta:creation-date>
    <dc:date>2017-04-03T14:54:48.931639719</dc:date>
    <meta:editing-duration>PT5M57S</meta:editing-duration>
    <meta:editing-cycles>2</meta:editing-cycles>
    <meta:generator>LibreOffice/5.2.5.1$Linux_X86_64 LibreOffice_project/20m0$Build-1</meta:generator>
    <meta:document-statistic meta:object-count="3"/>
  </office:meta>
</office:document-meta>
</file>